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2465in" style:rel-column-width="4675*"/>
    </style:style>
    <style:style style:name="Table1.B" style:family="table-column">
      <style:table-column-properties style:column-width="3.4465in" style:rel-column-width="49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ff17" officeooo:paragraph-rsid="001cff17"/>
    </style:style>
    <style:style style:name="P2" style:family="paragraph" style:parent-style-name="Standard">
      <style:text-properties officeooo:paragraph-rsid="001cff17"/>
    </style:style>
    <style:style style:name="P3" style:family="paragraph" style:parent-style-name="Standard">
      <style:text-properties officeooo:rsid="001e9a5a" officeooo:paragraph-rsid="001e9a5a"/>
    </style:style>
    <style:style style:name="P4" style:family="paragraph" style:parent-style-name="Standard">
      <style:text-properties officeooo:rsid="00204d1e" officeooo:paragraph-rsid="00204d1e"/>
    </style:style>
    <style:style style:name="P5" style:family="paragraph" style:parent-style-name="Standard">
      <style:text-properties officeooo:rsid="0020f9de" officeooo:paragraph-rsid="0020f9de"/>
    </style:style>
    <style:style style:name="P6" style:family="paragraph" style:parent-style-name="Standard">
      <style:text-properties officeooo:rsid="0022d90a" officeooo:paragraph-rsid="0022d90a"/>
    </style:style>
    <style:style style:name="P7" style:family="paragraph" style:parent-style-name="Standard">
      <style:text-properties officeooo:paragraph-rsid="0022d90a"/>
    </style:style>
    <style:style style:name="P8" style:family="paragraph" style:parent-style-name="Table_20_Contents">
      <style:paragraph-properties fo:text-align="center" style:justify-single-word="false"/>
      <style:text-properties officeooo:rsid="001e9a5a" officeooo:paragraph-rsid="001e9a5a"/>
    </style:style>
    <style:style style:name="P9" style:family="paragraph" style:parent-style-name="Table_20_Contents">
      <style:paragraph-properties fo:text-align="center" style:justify-single-word="false"/>
      <style:text-properties officeooo:rsid="001f5700" officeooo:paragraph-rsid="001f5700"/>
    </style:style>
    <style:style style:name="P10" style:family="paragraph" style:parent-style-name="Table_20_Contents">
      <style:paragraph-properties fo:text-align="center" style:justify-single-word="false"/>
      <style:text-properties officeooo:paragraph-rsid="001f5700"/>
    </style:style>
    <style:style style:name="P11" style:family="paragraph" style:parent-style-name="Table_20_Contents">
      <style:paragraph-properties fo:text-align="center" style:justify-single-word="false"/>
      <style:text-properties officeooo:paragraph-rsid="00204d1e"/>
    </style:style>
    <style:style style:name="T1" style:family="text">
      <style:text-properties officeooo:rsid="001cff17"/>
    </style:style>
    <style:style style:name="T2" style:family="text">
      <style:text-properties officeooo:rsid="001f5700"/>
    </style:style>
    <style:style style:name="T3" style:family="text">
      <style:text-properties officeooo:rsid="00204d1e"/>
    </style:style>
    <style:style style:name="T4" style:family="text">
      <style:text-properties officeooo:rsid="0022d90a"/>
    </style:style>
    <style:style style:name="T5" style:family="text">
      <style:text-properties officeooo:rsid="0024897c"/>
    </style:style>
    <style:style style:name="T6" style:family="text">
      <style:text-properties officeooo:rsid="00260e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2"><text:span text:style-name="T1">1/ pour chaque insertion d’un élément dans la table, on attribue un numéro (à cause du serial).</text:span></text:p>
      <text:p text:style-name="P1">Ce numéro est l’index dans la table</text:p>
      <text:p text:style-name="P3">2/</text:p>
      <table:table table:name="Table1" table:style-name="Table1">
        <table:table-column table:style-name="Table1.A"/>
        <table:table-column table:style-name="Table1.B"/>
        <table:table-row table:style-name="TableLine94441872901120">
          <table:table-cell table:style-name="Table1.A1" office:value-type="string">
            <text:p text:style-name="P8">Sans rien changer à la table</text:p>
          </table:table-cell>
          <table:table-cell table:style-name="Table1.B1" office:value-type="string">
            <text:p text:style-name="P8">450 ms</text:p>
          </table:table-cell>
        </table:table-row>
        <table:table-row table:style-name="TableLine94441872901120">
          <table:table-cell table:style-name="Table1.A2" office:value-type="string">
            <text:p text:style-name="P8">b-tree</text:p>
          </table:table-cell>
          <table:table-cell table:style-name="Table1.B2" office:value-type="string">
            <text:p text:style-name="P9">1020 ms</text:p>
          </table:table-cell>
        </table:table-row>
        <table:table-row table:style-name="TableLine94441872901120">
          <table:table-cell table:style-name="Table1.A2" office:value-type="string">
            <text:p text:style-name="P8">hash</text:p>
          </table:table-cell>
          <table:table-cell table:style-name="Table1.B2" office:value-type="string">
            <text:p text:style-name="P9">783 ms</text:p>
          </table:table-cell>
        </table:table-row>
        <table:table-row table:style-name="TableLine94441872901120">
          <table:table-cell table:style-name="Table1.A2" office:value-type="string">
            <text:p text:style-name="P9">B-tree(nom) et b-tree(nom)</text:p>
            <text:p text:style-name="P11"><text:span text:style-name="T3">hash</text:span><text:span text:style-name="T2">(</text:span><text:span text:style-name="T3">tel</text:span><text:span text:style-name="T2">) et </text:span><text:span text:style-name="T3">hash</text:span><text:span text:style-name="T2">(</text:span><text:span text:style-name="T3">tel</text:span><text:span text:style-name="T2">)</text:span></text:p>
          </table:table-cell>
          <table:table-cell table:style-name="Table1.B2" office:value-type="string">
            <text:p text:style-name="P10"><text:span text:style-name="T3">2400</text:span><text:span text:style-name="T2"> ms</text:span></text:p>
          </table:table-cell>
        </table:table-row>
      </table:table>
      <text:p text:style-name="P3"/>
      <text:p text:style-name="P4">Plus il y a d’index à mettre à jour, plus le temps pour l’insertion est long.</text:p>
      <text:p text:style-name="P4">Le temps d’insertion est minimal lorsqu’il n’y a pas d’index.</text:p>
      <text:p text:style-name="P4"/>
      <text:p text:style-name="P5">3/ On observe que tous les index sont denses : ils sont autant d’entrées qu’il y a de lignes dans la table. Ce n’est pas étonnant pour les index sur ‘nom’ et sur ‘tel’ parce que ce sont des index secondaires, donc forcément denses.</text:p>
      <text:p text:style-name="P5">Par contre, l’index de gestion du fichier (sur ‘numcli’) aurait pu être non-dense (c’est un index primaire). C’est un choix d’implémentation de postgres.</text:p>
      <text:p text:style-name="P5"/>
      <text:p text:style-name="P6">EXERCICE 2</text:p>
      <text:p text:style-name="P6"/>
      <text:p text:style-name="P6">2/ On veut toute la table, donc pas besoin de créer d’index.</text:p>
      <text:p text:style-name="P6">3/ a/ pas d’index <text:span text:style-name="T5">(scan séquentiel)</text:span></text:p>
      <text:p text:style-name="P6">b/ index principal (clé primaire)</text:p>
      <text:p text:style-name="P6">c/ hash(tel)</text:p>
      <text:p text:style-name="P6">d/ btree(tel)</text:p>
      <text:p text:style-name="P7"><text:span text:style-name="T4">e/ </text:span><text:span text:style-name="T6">utilisation de btree(nom) car présence de doublon</text:span></text:p>
      <text:p text:style-name="P6">f/ btree(nom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4:04:36.520837971</meta:creation-date>
    <dc:date>2021-05-11T16:04:31.618937742</dc:date>
    <meta:editing-duration>PT47M31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181" meta:character-count="1004" meta:non-whitespace-character-count="848"/>
  </office:meta>
</office:document-meta>
</file>